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wo_body_velocity_cal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poch_millis</text:p>
          </table:table-cell>
          <table:table-cell office:value-type="string" calcext:value-type="string">
            <text:p>body_id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radius_km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ocation_x_km</text:p>
          </table:table-cell>
          <table:table-cell office:value-type="string" calcext:value-type="string">
            <text:p>location_y_km</text:p>
          </table:table-cell>
          <table:table-cell office:value-type="string" calcext:value-type="string">
            <text:p>location_z_km</text:p>
          </table:table-cell>
          <table:table-cell office:value-type="string" calcext:value-type="string">
            <text:p>velocity_x_kms</text:p>
          </table:table-cell>
          <table:table-cell office:value-type="string" calcext:value-type="string">
            <text:p>velocity_y_kms</text:p>
          </table:table-cell>
          <table:table-cell office:value-type="string" calcext:value-type="string">
            <text:p>velocity_z_k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dy 1</text:p>
          </table:table-cell>
          <table:table-cell office:value-type="float" office:value="3E+027" calcext:value-type="float">
            <text:p>3E+027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-100000000" calcext:value-type="float">
            <text:p>-1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5866665806496" calcext:value-type="float">
            <text:p>-0.645866665806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 2</text:p>
          </table:table-cell>
          <table:table-cell office:value-type="float" office:value="1E+027" calcext:value-type="float">
            <text:p>1E+027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300000000" calcext:value-type="float">
            <text:p>3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173333161299" calcext:value-type="float">
            <text:p>1.291733331612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1+R2</text:p>
          </table:table-cell>
          <table:table-cell/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formula="of:=ABS([.H2])*1000" office:value-type="float" office:value="100000000000" calcext:value-type="float">
            <text:p>100000000000</text:p>
          </table:table-cell>
          <table:table-cell table:formula="of:=ABS([.H3])*1000" office:value-type="float" office:value="300000000000" calcext:value-type="float">
            <text:p>300000000000</text:p>
          </table:table-cell>
          <table:table-cell/>
          <table:table-cell table:formula="of:=[.A7]+[.B7]" office:value-type="float" office:value="400000000000" calcext:value-type="float">
            <text:p>400000000000</text:p>
          </table:table-cell>
          <table:table-cell/>
          <table:table-cell table:style-name="ce1" office:value-type="float" office:value="0.000000000066743" calcext:value-type="float">
            <text:p>6.67E-1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1">
          <table:table-cell table:formula="of:=[.E2]" office:value-type="float" office:value="3E+027" calcext:value-type="float">
            <text:p>3E+027</text:p>
          </table:table-cell>
          <table:table-cell table:formula="of:=[.E3]" office:value-type="float" office:value="1E+027" calcext:value-type="float">
            <text:p>1E+027</text:p>
          </table:table-cell>
          <table:table-cell/>
          <table:table-cell table:formula="of:=SQRT([.F7]*[.B10]*[.A7])/([.D7])/1000" office:value-type="float" office:value="0.204240972872732" calcext:value-type="float">
            <text:p>0.204240972872732</text:p>
          </table:table-cell>
          <table:table-cell table:formula="of:=SQRT([.F7]*[.A10]*[.B7])/([.D7])/1000" office:value-type="float" office:value="0.612722918618196" calcext:value-type="float">
            <text:p>0.61272291861819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6T10:01:34.566000000</dc:date>
    <meta:editing-duration>PT57M52S</meta:editing-duration>
    <meta:editing-cycles>1</meta:editing-cycles>
    <meta:document-statistic meta:table-count="1" meta:cell-count="55" meta:object-count="0"/>
    <meta:generator>LibreOffice/7.2.5.2$Windows_X86_64 LibreOffice_project/499f9727c189e6ef3471021d6132d4c694f357e5</meta:generator>
  </office:meta>
</office:document-meta>
</file>